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center" fo:break-before="auto" style:writing-mode="lr-tb"/>
    </style:style>
    <style:style style:name="T2_1" style:family="text">
      <style:text-properties fo:font-size="36pt" style:font-size-asian="36pt" style:font-size-complex="36pt" fo:font-weight="bold" style:font-weight-asian="bold" style:font-weight-complex="bold"/>
    </style:style>
    <style:style style:name="T2_2" style:family="text">
      <style:text-properties fo:font-size="36pt" style:font-size-asian="36pt" style:font-size-complex="36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style:writing-mode="lr-tb"/>
    </style:style>
    <style:style style:name="T3_1" style:family="text">
      <style:text-properties fo:font-size="24pt" style:font-size-asian="24pt" style:font-size-complex="24pt"/>
    </style:style>
    <style:style style:name="T3_2" style:family="text"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fo:break-before="auto" style:writing-mode="lr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fo:break-before="auto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fo:break-before="auto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fo:break-before="auto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fo:break-before="auto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fo:break-before="auto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09cm"/>
    </style:style>
    <style:style style:name="Column2" style:family="table-column">
      <style:table-column-properties style:column-width="4.789cm"/>
    </style:style>
    <style:style style:name="Column3" style:family="table-column">
      <style:table-column-properties style:column-width="3.889cm"/>
    </style:style>
    <style:style style:name="Column4" style:family="table-column">
      <style:table-column-properties style:column-width="5.741cm"/>
    </style:style>
    <style:style style:name="Row1" style:family="table-row"/>
    <style:style style:name="Cell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>
      <style:text-properties fo:font-weight="bold" style:font-weight-asian="bold" style:font-weight-complex="bold"/>
    </style:style>
    <style:style style:name="T87_3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</office:automatic-styles>
  <office:body>
    <office:text>
      <text:p text:style-name="P1"><text:bookmark-start text:name="h.vx7f42wzmygu"/><text:bookmark-end text:name="h.vx7f42wzmygu"/><text:span text:style-name="T1_1">Acceptance</text:span><text:span text:style-name="T1_2"><text:s/></text:span><text:span text:style-name="T1_3">Test</text:span><text:span text:style-name="T1_4"><text:s/></text:span><text:span text:style-name="T1_5">Report</text:span><text:span text:style-name="T1_6"><text:s/>(</text:span><text:span text:style-name="T1_7">ATR</text:span><text:span text:style-name="T1_8">):<text:s/></text:span></text:p>
      <text:p text:style-name="P2"><text:span text:style-name="T2_1">Group</text:span><text:span text:style-name="T2_2"><text:s/>17</text:span></text:p>
      <text:p text:style-name="P3"><text:span text:style-name="T3_1">ETSF</text:span><text:span text:style-name="T3_2">01</text:span></text:p>
      <text:p text:style-name="P4"><text:span text:style-name="T4_1">Richard</text:span><text:span text:style-name="T4_2"><text:s/></text:span><text:span text:style-name="T4_3">Berntsson</text:span><text:span text:style-name="T4_4"><text:s/></text:span><text:span text:style-name="T4_5">Svensson</text:span></text:p>
      <text:p text:style-name="P5"/>
      <text:p text:style-name="P6"><text:span text:style-name="T6_1">Tommy</text:span><text:span text:style-name="T6_2"><text:s/></text:span><text:span text:style-name="T6_3">Ivarsson</text:span><text:span text:style-name="T6_4">,<text:s/></text:span><text:span text:style-name="T6_5">ada</text:span><text:span text:style-name="T6_6">09</text:span><text:span text:style-name="T6_7">tiv</text:span></text:p>
      <text:p text:style-name="P7"><text:span text:style-name="T7_1">Oscar</text:span><text:span text:style-name="T7_2"><text:s/></text:span><text:span text:style-name="T7_3">Olsson</text:span><text:span text:style-name="T7_4">,<text:s/></text:span><text:span text:style-name="T7_5">ada</text:span><text:span text:style-name="T7_6">09</text:span><text:span text:style-name="T7_7">ool</text:span></text:p>
      <text:p text:style-name="P8"><text:span text:style-name="T8_1">Jonas</text:span><text:span text:style-name="T8_2"><text:s/></text:span><text:span text:style-name="T8_3">Klauber</text:span><text:span text:style-name="T8_4">,<text:s/></text:span><text:span text:style-name="T8_5">ada</text:span><text:span text:style-name="T8_6">09</text:span><text:span text:style-name="T8_7">jkl</text:span></text:p>
      <text:p text:style-name="P9"><text:span text:style-name="T9_1">Fredrik</text:span><text:span text:style-name="T9_2"><text:s/></text:span><text:span text:style-name="T9_3">Pettersson</text:span><text:span text:style-name="T9_4">,<text:s/></text:span><text:span text:style-name="T9_5">ada</text:span><text:span text:style-name="T9_6">09</text:span><text:span text:style-name="T9_7">fpe</text:span></text:p>
      <text:p text:style-name="P10"><text:span text:style-name="T10_1">Erik</text:span><text:span text:style-name="T10_2"><text:s/></text:span><text:span text:style-name="T10_3">Westrup</text:span><text:span text:style-name="T10_4">,<text:s/></text:span><text:span text:style-name="T10_5">ada</text:span><text:span text:style-name="T10_6">09</text:span><text:span text:style-name="T10_7">ewe</text:span></text:p>
      <text:p text:style-name="P11"><text:span text:style-name="T11_1">Simon</text:span><text:span text:style-name="T11_2"><text:s/></text:span><text:span text:style-name="T11_3">Thörnqvist</text:span><text:span text:style-name="T11_4">,<text:s/></text:span><text:span text:style-name="T11_5">ada</text:span><text:span text:style-name="T11_6">09</text:span><text:span text:style-name="T11_7">st</text:span><text:span text:style-name="T11_8">1</text:span></text:p>
      <text:p text:style-name="P12"/>
      <text:p text:style-name="P13"/>
      <text:p text:style-name="P14"/>
      <text:p text:style-name="P15"/>
      <text:p text:style-name="P16"><text:span text:style-name="T16_1">0.<text:s/></text:span><text:span text:style-name="T16_2">This</text:span><text:span text:style-name="T16_3"><text:s/></text:span><text:span text:style-name="T16_4">test</text:span><text:span text:style-name="T16_5"><text:s/></text:span><text:span text:style-name="T16_6">should</text:span><text:span text:style-name="T16_7"><text:s/></text:span><text:span text:style-name="T16_8">be</text:span><text:span text:style-name="T16_9"><text:s/></text:span><text:span text:style-name="T16_10">performed</text:span><text:span text:style-name="T16_11"><text:s/></text:span><text:span text:style-name="T16_12">by</text:span><text:span text:style-name="T16_13"><text:s/>4<text:s/></text:span><text:span text:style-name="T16_14">persons</text:span><text:span text:style-name="T16_15"><text:s/>(</text:span><text:span text:style-name="T16_16">as</text:span><text:span text:style-name="T16_17"><text:s/></text:span><text:span text:style-name="T16_18">users</text:span><text:span text:style-name="T16_19">)<text:s/></text:span><text:span text:style-name="T16_20">and</text:span><text:span text:style-name="T16_21"><text:s/>¾<text:s/></text:span><text:span text:style-name="T16_22">of</text:span><text:span text:style-name="T16_23"><text:s/></text:span><text:span text:style-name="T16_24">them</text:span><text:span text:style-name="T16_25"><text:s/></text:span><text:span text:style-name="T16_26">must</text:span><text:span text:style-name="T16_27"><text:s/></text:span><text:span text:style-name="T16_28">be</text:span><text:span text:style-name="T16_29"><text:s/></text:span><text:span text:style-name="T16_30">able</text:span><text:span text:style-name="T16_31"><text:s/></text:span><text:span text:style-name="T16_32">to</text:span><text:span text:style-name="T16_33"><text:s/></text:span><text:span text:style-name="T16_34">install</text:span><text:span text:style-name="T16_35"><text:s/></text:span><text:span text:style-name="T16_36">and</text:span><text:span text:style-name="T16_37"><text:s/></text:span><text:span text:style-name="T16_38">figure</text:span><text:span text:style-name="T16_39"><text:s/></text:span><text:span text:style-name="T16_40">out</text:span><text:span text:style-name="T16_41"><text:s/></text:span><text:span text:style-name="T16_42">how</text:span><text:span text:style-name="T16_43"><text:s/></text:span><text:span text:style-name="T16_44">to</text:span><text:span text:style-name="T16_45"><text:s/></text:span><text:span text:style-name="T16_46">use</text:span><text:span text:style-name="T16_47"><text:s/></text:span><text:span text:style-name="T16_48">the</text:span><text:span text:style-name="T16_49"><text:s/></text:span><text:span text:style-name="T16_50">tool</text:span><text:span text:style-name="T16_51"><text:s/></text:span><text:span text:style-name="T16_52">within</text:span><text:span text:style-name="T16_53"><text:s/>5<text:s/></text:span><text:span text:style-name="T16_54">minutes</text:span><text:span text:style-name="T16_55">.</text:span></text:p>
      <text:p text:style-name="P17"><text:span text:style-name="T17_1">Requirements</text:span><text:span text:style-name="T17_2">:<text:s/></text:span><text:span text:style-name="T17_3">QR</text:span><text:span text:style-name="T17_4">-02</text:span></text:p>
      <text:p text:style-name="P18"/>
      <text:p text:style-name="P19"><text:span text:style-name="T19_1">1.<text:s/></text:span><text:span text:style-name="T19_2">This</text:span><text:span text:style-name="T19_3"><text:s/></text:span><text:span text:style-name="T19_4">test</text:span><text:span text:style-name="T19_5"><text:s/></text:span><text:span text:style-name="T19_6">should</text:span><text:span text:style-name="T19_7"><text:s/></text:span><text:span text:style-name="T19_8">be</text:span><text:span text:style-name="T19_9"><text:s/></text:span><text:span text:style-name="T19_10">performed</text:span><text:span text:style-name="T19_11"><text:s/></text:span><text:span text:style-name="T19_12">by</text:span><text:span text:style-name="T19_13"><text:s/>4<text:s/></text:span><text:span text:style-name="T19_14">persons</text:span><text:span text:style-name="T19_15"><text:s/>(</text:span><text:span text:style-name="T19_16">users</text:span><text:span text:style-name="T19_17">)<text:s/></text:span><text:span text:style-name="T19_18">and</text:span><text:span text:style-name="T19_19"><text:s/>¾<text:s/></text:span><text:span text:style-name="T19_20">must</text:span><text:span text:style-name="T19_21"><text:s/></text:span><text:span text:style-name="T19_22">be</text:span><text:span text:style-name="T19_23"><text:s/></text:span><text:span text:style-name="T19_24">able</text:span><text:span text:style-name="T19_25"><text:s/></text:span><text:span text:style-name="T19_26">to</text:span><text:span text:style-name="T19_27"><text:s/></text:span><text:span text:style-name="T19_28">complete</text:span><text:span text:style-name="T19_29"><text:s/></text:span><text:span text:style-name="T19_30">the</text:span><text:span text:style-name="T19_31"><text:s/></text:span><text:span text:style-name="T19_32">tasks</text:span><text:span text:style-name="T19_33"><text:s/></text:span><text:span text:style-name="T19_34">within</text:span><text:span text:style-name="T19_35"><text:s/>15<text:s/></text:span><text:span text:style-name="T19_36">minutes</text:span><text:span text:style-name="T19_37">. <text:s/></text:span><text:span text:style-name="T19_38">Read</text:span><text:span text:style-name="T19_39"><text:s/></text:span><text:span text:style-name="T19_40">and</text:span><text:span text:style-name="T19_41"><text:s/></text:span><text:span text:style-name="T19_42">follow</text:span><text:span text:style-name="T19_43"><text:s/></text:span><text:span text:style-name="T19_44">the</text:span><text:span text:style-name="T19_45"><text:s/></text:span><text:span text:style-name="T19_46">manual</text:span><text:span text:style-name="T19_47"><text:s/></text:span><text:span text:style-name="T19_48">and</text:span><text:span text:style-name="T19_49"><text:s/></text:span><text:span text:style-name="T19_50">do</text:span><text:span text:style-name="T19_51"><text:s/></text:span><text:span text:style-name="T19_52">an</text:span><text:span text:style-name="T19_53"><text:s/></text:span><text:span text:style-name="T19_54">estimation</text:span><text:span text:style-name="T19_55">.<text:s/></text:span><text:span text:style-name="T19_56">We</text:span><text:span text:style-name="T19_57"><text:s/></text:span><text:span text:style-name="T19_58">must</text:span><text:span text:style-name="T19_59"><text:s/></text:span><text:span text:style-name="T19_60">be</text:span><text:span text:style-name="T19_61"><text:s/></text:span><text:span text:style-name="T19_62">able</text:span><text:span text:style-name="T19_63"><text:s/></text:span><text:span text:style-name="T19_64">to</text:span><text:span text:style-name="T19_65"><text:s/></text:span><text:span text:style-name="T19_66">understand</text:span><text:span text:style-name="T19_67"><text:s/></text:span><text:span text:style-name="T19_68">the</text:span><text:span text:style-name="T19_69"><text:s/></text:span><text:span text:style-name="T19_70">information</text:span><text:span text:style-name="T19_71"><text:s/></text:span><text:span text:style-name="T19_72">presented</text:span><text:span text:style-name="T19_73">.<text:s/></text:span><text:span text:style-name="T19_74">Make</text:span><text:span text:style-name="T19_75"><text:s/></text:span><text:span text:style-name="T19_76">sure</text:span><text:span text:style-name="T19_77"><text:s/></text:span><text:span text:style-name="T19_78">that</text:span><text:span text:style-name="T19_79"><text:s/></text:span><text:span text:style-name="T19_80">the</text:span><text:span text:style-name="T19_81"><text:s/></text:span><text:span text:style-name="T19_82">manual</text:span><text:span text:style-name="T19_83"><text:s/></text:span><text:span text:style-name="T19_84">and</text:span><text:span text:style-name="T19_85"><text:s/></text:span><text:span text:style-name="T19_86">GUI</text:span><text:span text:style-name="T19_87"><text:s/></text:span><text:span text:style-name="T19_88">language</text:span><text:span text:style-name="T19_89"><text:s/></text:span><text:span text:style-name="T19_90">is</text:span><text:span text:style-name="T19_91"><text:s/></text:span><text:span text:style-name="T19_92">in</text:span><text:span text:style-name="T19_93"><text:s/></text:span><text:span text:style-name="T19_94">English</text:span><text:span text:style-name="T19_95">.<text:s/><text:line-break/></text:span><text:span text:style-name="T19_96">Requirements</text:span><text:span text:style-name="T19_97">:<text:s/></text:span><text:span text:style-name="T19_98">QR</text:span><text:span text:style-name="T19_99">-01,<text:s/></text:span><text:span text:style-name="T19_100">QR</text:span><text:span text:style-name="T19_101">-02,<text:s/></text:span><text:span text:style-name="T19_102">FR</text:span><text:span text:style-name="T19_103">-06</text:span></text:p>
      <text:p text:style-name="P20"><text:span text:style-name="T20_1">Comments</text:span><text:span text:style-name="T20_2">:</text:span></text:p>
      <text:p text:style-name="P21"/>
      <text:p text:style-name="P22"><text:span text:style-name="T22_1">2.<text:s/></text:span><text:span text:style-name="T22_2">Create</text:span><text:span text:style-name="T22_3"><text:s/></text:span><text:span text:style-name="T22_4">a</text:span><text:span text:style-name="T22_5"><text:s/></text:span><text:span text:style-name="T22_6">file</text:span><text:span text:style-name="T22_7"><text:s/></text:span><text:span text:style-name="T22_8">with</text:span><text:span text:style-name="T22_9"><text:s/>1000<text:s/></text:span><text:span text:style-name="T22_10">rows</text:span><text:span text:style-name="T22_11"><text:s/>(</text:span><text:span text:style-name="T22_12">projects</text:span><text:span text:style-name="T22_13">)<text:s/></text:span><text:span text:style-name="T22_14">and</text:span><text:span text:style-name="T22_15"><text:s/></text:span><text:span text:style-name="T22_16">follow</text:span><text:span text:style-name="T22_17"><text:s/></text:span><text:span text:style-name="T22_18">the</text:span><text:span text:style-name="T22_19"><text:s/></text:span><text:span text:style-name="T22_20">manual</text:span><text:span text:style-name="T22_21"><text:s/></text:span><text:span text:style-name="T22_22">and</text:span><text:span text:style-name="T22_23"><text:s/></text:span><text:span text:style-name="T22_24">do</text:span><text:span text:style-name="T22_25"><text:s/></text:span><text:span text:style-name="T22_26">an</text:span><text:span text:style-name="T22_27"><text:s/></text:span><text:span text:style-name="T22_28">estimation</text:span><text:span text:style-name="T22_29">.<text:s/></text:span></text:p>
      <text:p text:style-name="P23"><text:span text:style-name="T23_1">Requirements</text:span><text:span text:style-name="T23_2">:<text:s/></text:span><text:span text:style-name="T23_3">FR</text:span><text:span text:style-name="T23_4">-01</text:span></text:p>
      <text:p text:style-name="P24"/>
      <text:p text:style-name="P25"><text:span text:style-name="T25_1">3.<text:s/></text:span><text:span text:style-name="T25_2">Find</text:span><text:span text:style-name="T25_3"><text:s/></text:span><text:span text:style-name="T25_4">out</text:span><text:span text:style-name="T25_5">,<text:s/></text:span><text:span text:style-name="T25_6">by</text:span><text:span text:style-name="T25_7"><text:s/></text:span><text:span text:style-name="T25_8">reading</text:span><text:span text:style-name="T25_9"><text:s/></text:span><text:span text:style-name="T25_10">the</text:span><text:span text:style-name="T25_11"><text:s/></text:span><text:span text:style-name="T25_12">manual</text:span><text:span text:style-name="T25_13">,<text:s/></text:span><text:span text:style-name="T25_14">how</text:span><text:span text:style-name="T25_15"><text:s/></text:span><text:span text:style-name="T25_16">we</text:span><text:span text:style-name="T25_17"><text:s/></text:span><text:span text:style-name="T25_18">can</text:span><text:span text:style-name="T25_19"><text:s/></text:span><text:span text:style-name="T25_20">add</text:span><text:span text:style-name="T25_21"><text:s/></text:span><text:span text:style-name="T25_22">up</text:span><text:span text:style-name="T25_23"><text:s/></text:span><text:span text:style-name="T25_24">to</text:span><text:span text:style-name="T25_25"><text:s/>20<text:s/></text:span><text:span text:style-name="T25_26">project</text:span><text:span text:style-name="T25_27"><text:s/></text:span><text:span text:style-name="T25_28">characteristics</text:span><text:span text:style-name="T25_29"><text:s/></text:span><text:span text:style-name="T25_30">and</text:span><text:span text:style-name="T25_31"><text:s/></text:span><text:span text:style-name="T25_32">do</text:span><text:span text:style-name="T25_33"><text:s/></text:span><text:span text:style-name="T25_34">so</text:span><text:span text:style-name="T25_35">.</text:span></text:p>
      <text:p text:style-name="P26"><text:span text:style-name="T26_1">Requirements</text:span><text:span text:style-name="T26_2">:<text:s/></text:span><text:span text:style-name="T26_3">FR</text:span><text:span text:style-name="T26_4">-01,<text:s/></text:span><text:span text:style-name="T26_5">FR</text:span><text:span text:style-name="T26_6">-02</text:span></text:p>
      <text:p text:style-name="P27"/>
      <text:p text:style-name="P28"><text:span text:style-name="T28_1">4.<text:s/></text:span><text:span text:style-name="T28_2">Run</text:span><text:span text:style-name="T28_3"><text:s/></text:span><text:span text:style-name="T28_4">the</text:span><text:span text:style-name="T28_5"><text:s/></text:span><text:span text:style-name="T28_6">example</text:span><text:span text:style-name="T28_7"><text:s/>.</text:span><text:span text:style-name="T28_8">arff</text:span><text:span text:style-name="T28_9"><text:s/></text:span><text:span text:style-name="T28_10">file</text:span><text:span text:style-name="T28_11"><text:s/>(</text:span><text:span text:style-name="T28_12">http</text:span><text:span text:style-name="T28_13">://</text:span><text:span text:style-name="T28_14">promise</text:span><text:span text:style-name="T28_15">.</text:span><text:span text:style-name="T28_16">site</text:span><text:span text:style-name="T28_17">.</text:span><text:span text:style-name="T28_18">uottawa</text:span><text:span text:style-name="T28_19">.</text:span><text:span text:style-name="T28_20">ca</text:span><text:span text:style-name="T28_21">/</text:span><text:span text:style-name="T28_22">SERepository</text:span><text:span text:style-name="T28_23">/</text:span><text:span text:style-name="T28_24">datasets</text:span><text:span text:style-name="T28_25">/</text:span><text:span text:style-name="T28_26">cocomonasa</text:span><text:span text:style-name="T28_27">.</text:span><text:span text:style-name="T28_28">arff</text:span><text:span text:style-name="T28_29">)<text:s/></text:span><text:span text:style-name="T28_30">and</text:span><text:span text:style-name="T28_31"><text:s/></text:span><text:span text:style-name="T28_32">see</text:span><text:span text:style-name="T28_33"><text:s/></text:span><text:span text:style-name="T28_34">if</text:span><text:span text:style-name="T28_35"><text:s/></text:span><text:span text:style-name="T28_36">the</text:span><text:span text:style-name="T28_37"><text:s/></text:span><text:span text:style-name="T28_38">result</text:span><text:span text:style-name="T28_39"> <text:s/></text:span><text:span text:style-name="T28_40">is</text:span><text:span text:style-name="T28_41"><text:s/></text:span><text:span text:style-name="T28_42">presented</text:span><text:span text:style-name="T28_43"><text:s/></text:span><text:span text:style-name="T28_44">in</text:span><text:span text:style-name="T28_45"><text:s/></text:span><text:span text:style-name="T28_46">all</text:span><text:span text:style-name="T28_47"><text:s/></text:span><text:span text:style-name="T28_48">units</text:span><text:span text:style-name="T28_49"><text:s/></text:span><text:span text:style-name="T28_50">required</text:span><text:span text:style-name="T28_51">.<text:s/></text:span></text:p>
      <text:p text:style-name="P29"><text:span text:style-name="T29_1">Requirements</text:span><text:span text:style-name="T29_2">:<text:s/></text:span><text:span text:style-name="T29_3">FR</text:span><text:span text:style-name="T29_4">-01,<text:s/></text:span><text:span text:style-name="T29_5">FR</text:span><text:span text:style-name="T29_6">-03</text:span></text:p>
      <text:p text:style-name="P30"/>
      <text:p text:style-name="P31"><text:span text:style-name="T31_1">5.<text:s/></text:span><text:span text:style-name="T31_2">Run</text:span><text:span text:style-name="T31_3"><text:s/></text:span><text:span text:style-name="T31_4">the</text:span><text:span text:style-name="T31_5"><text:s/></text:span><text:span text:style-name="T31_6">previous</text:span><text:span text:style-name="T31_7"><text:s/></text:span><text:span text:style-name="T31_8">testfile</text:span><text:span text:style-name="T31_9"><text:s/></text:span><text:span text:style-name="T31_10">and</text:span><text:span text:style-name="T31_11"><text:s/></text:span><text:span text:style-name="T31_12">verify</text:span><text:span text:style-name="T31_13"><text:s/></text:span><text:span text:style-name="T31_14">that</text:span><text:span text:style-name="T31_15"><text:s/></text:span><text:span text:style-name="T31_16">we</text:span><text:span text:style-name="T31_17"><text:s/></text:span><text:span text:style-name="T31_18">can</text:span><text:span text:style-name="T31_19"><text:s/></text:span><text:span text:style-name="T31_20">set</text:span><text:span text:style-name="T31_21"><text:s/></text:span><text:span text:style-name="T31_22">the</text:span><text:span text:style-name="T31_23"><text:s/></text:span><text:span text:style-name="T31_24">threshold</text:span><text:span text:style-name="T31_25">.<text:s/></text:span><text:span text:style-name="T31_26">Set</text:span><text:span text:style-name="T31_27"><text:s/></text:span><text:span text:style-name="T31_28">it</text:span><text:span text:style-name="T31_29"><text:s/></text:span><text:span text:style-name="T31_30">to</text:span><text:span text:style-name="T31_31"><text:s/>0<text:s/></text:span><text:span text:style-name="T31_32">and</text:span><text:span text:style-name="T31_33"><text:s/></text:span><text:span text:style-name="T31_34">verify</text:span><text:span text:style-name="T31_35"><text:s/></text:span><text:span text:style-name="T31_36">that</text:span><text:span text:style-name="T31_37"><text:s/></text:span><text:span text:style-name="T31_38">all</text:span><text:span text:style-name="T31_39"><text:s/></text:span><text:span text:style-name="T31_40">projects</text:span><text:span text:style-name="T31_41"><text:s/></text:span><text:span text:style-name="T31_42">are</text:span><text:span text:style-name="T31_43"><text:s/></text:span><text:span text:style-name="T31_44">used</text:span><text:span text:style-name="T31_45">.<text:s/></text:span><text:span text:style-name="T31_46">Set</text:span><text:span text:style-name="T31_47"><text:s/></text:span><text:span text:style-name="T31_48">it</text:span><text:span text:style-name="T31_49"><text:s/></text:span><text:span text:style-name="T31_50">to</text:span><text:span text:style-name="T31_51"><text:s/>1<text:s/></text:span><text:span text:style-name="T31_52">and</text:span><text:span text:style-name="T31_53"><text:s/></text:span><text:span text:style-name="T31_54">verify</text:span><text:span text:style-name="T31_55"><text:s/></text:span><text:span text:style-name="T31_56">that</text:span><text:span text:style-name="T31_57"><text:s/></text:span><text:span text:style-name="T31_58">none</text:span><text:span text:style-name="T31_59"><text:s/></text:span><text:span text:style-name="T31_60">or</text:span><text:span text:style-name="T31_61"><text:s/></text:span><text:span text:style-name="T31_62">few</text:span><text:span text:style-name="T31_63"><text:s/></text:span><text:span text:style-name="T31_64">projects</text:span><text:span text:style-name="T31_65"><text:s/></text:span><text:span text:style-name="T31_66">are</text:span><text:span text:style-name="T31_67"><text:s/></text:span><text:span text:style-name="T31_68">used</text:span><text:span text:style-name="T31_69">.<text:s/></text:span><text:span text:style-name="T31_70">Set</text:span><text:span text:style-name="T31_71"><text:s/></text:span><text:span text:style-name="T31_72">it</text:span><text:span text:style-name="T31_73"><text:s/></text:span><text:span text:style-name="T31_74">to</text:span><text:span text:style-name="T31_75"><text:s/>0.3<text:s/></text:span><text:span text:style-name="T31_76">and</text:span><text:span text:style-name="T31_77"><text:s/></text:span><text:span text:style-name="T31_78">verify</text:span><text:span text:style-name="T31_79"><text:s/></text:span><text:span text:style-name="T31_80">that</text:span><text:span text:style-name="T31_81"><text:s/></text:span><text:span text:style-name="T31_82">a</text:span><text:span text:style-name="T31_83"><text:s/></text:span><text:span text:style-name="T31_84">reasonable</text:span><text:span text:style-name="T31_85"><text:s/></text:span><text:span text:style-name="T31_86">amount</text:span><text:span text:style-name="T31_87"><text:s/></text:span><text:span text:style-name="T31_88">of</text:span><text:span text:style-name="T31_89"><text:s/></text:span><text:span text:style-name="T31_90">projects</text:span><text:span text:style-name="T31_91"><text:s/></text:span><text:span text:style-name="T31_92">are</text:span><text:span text:style-name="T31_93"><text:s/></text:span><text:span text:style-name="T31_94">used</text:span><text:span text:style-name="T31_95">.<text:s/></text:span><text:span text:style-name="T31_96">Verify</text:span><text:span text:style-name="T31_97"><text:s/></text:span><text:span text:style-name="T31_98">that</text:span><text:span text:style-name="T31_99"><text:s/></text:span><text:span text:style-name="T31_100">the</text:span><text:span text:style-name="T31_101"><text:s/></text:span><text:span text:style-name="T31_102">threshold</text:span><text:span text:style-name="T31_103"><text:s/></text:span><text:span text:style-name="T31_104">is</text:span><text:span text:style-name="T31_105"><text:s/></text:span><text:span text:style-name="T31_106">in</text:span><text:span text:style-name="T31_107"><text:s/></text:span><text:span text:style-name="T31_108">the</text:span><text:span text:style-name="T31_109"><text:s/></text:span><text:span text:style-name="T31_110">interval</text:span><text:span text:style-name="T31_111"><text:s/>[0,1}</text:span></text:p>
      <text:p text:style-name="P32"><text:span text:style-name="T32_1">Requirements</text:span><text:span text:style-name="T32_2">:<text:s/></text:span><text:span text:style-name="T32_3">FR</text:span><text:span text:style-name="T32_4">-04,<text:s/></text:span><text:span text:style-name="T32_5">FR</text:span><text:span text:style-name="T32_6">-05</text:span></text:p>
      <text:p text:style-name="P33"/>
      <text:p text:style-name="P34"><text:span text:style-name="T34_1">6.<text:s/></text:span><text:span text:style-name="T34_2">So</text:span><text:span text:style-name="T34_3"><text:s/></text:span><text:span text:style-name="T34_4">create</text:span><text:span text:style-name="T34_5"><text:s/></text:span><text:span text:style-name="T34_6">a</text:span><text:span text:style-name="T34_7"><text:s/></text:span><text:span text:style-name="T34_8">new</text:span><text:span text:style-name="T34_9"><text:s/></text:span><text:span text:style-name="T34_10">arff</text:span><text:span text:style-name="T34_11">-</text:span><text:span text:style-name="T34_12">file</text:span><text:span text:style-name="T34_13"><text:s/></text:span><text:span text:style-name="T34_14">with</text:span><text:span text:style-name="T34_15"><text:s/></text:span><text:span text:style-name="T34_16">only</text:span><text:span text:style-name="T34_17"><text:s/></text:span><text:span text:style-name="T34_18">three</text:span><text:span text:style-name="T34_19"><text:s/></text:span><text:span text:style-name="T34_20">projects</text:span><text:span text:style-name="T34_21"><text:s/></text:span><text:span text:style-name="T34_22">in</text:span><text:span text:style-name="T34_23">.<text:s/></text:span><text:span text:style-name="T34_24">Then</text:span><text:span text:style-name="T34_25"><text:s/></text:span><text:span text:style-name="T34_26">load</text:span><text:span text:style-name="T34_27"><text:s/></text:span><text:span text:style-name="T34_28">this</text:span><text:span text:style-name="T34_29"><text:s/></text:span><text:span text:style-name="T34_30">file</text:span><text:span text:style-name="T34_31"><text:s/></text:span><text:span text:style-name="T34_32">to</text:span><text:span text:style-name="T34_33"><text:s/></text:span><text:span text:style-name="T34_34">the</text:span><text:span text:style-name="T34_35"><text:s/></text:span><text:span text:style-name="T34_36">program</text:span><text:span text:style-name="T34_37"><text:s/></text:span><text:span text:style-name="T34_38">and</text:span><text:span text:style-name="T34_39"><text:s/></text:span><text:span text:style-name="T34_40">compare</text:span><text:span text:style-name="T34_41"><text:s/></text:span><text:span text:style-name="T34_42">with</text:span><text:span text:style-name="T34_43"><text:s/></text:span><text:span text:style-name="T34_44">a</text:span><text:span text:style-name="T34_45"><text:s/></text:span><text:span text:style-name="T34_46">project</text:span><text:span text:style-name="T34_47"><text:s/></text:span><text:span text:style-name="T34_48">that</text:span><text:span text:style-name="T34_49"><text:s/></text:span><text:span text:style-name="T34_50">does</text:span><text:span text:style-name="T34_51"><text:s/></text:span><text:span text:style-name="T34_52">not</text:span><text:span text:style-name="T34_53"><text:s/></text:span><text:span text:style-name="T34_54">match</text:span><text:span text:style-name="T34_55"><text:s/></text:span><text:span text:style-name="T34_56">any</text:span><text:span text:style-name="T34_57"><text:s/></text:span><text:span text:style-name="T34_58">of</text:span><text:span text:style-name="T34_59"><text:s/></text:span><text:span text:style-name="T34_60">the</text:span><text:span text:style-name="T34_61"><text:s/></text:span><text:span text:style-name="T34_62">three</text:span><text:span text:style-name="T34_63"><text:s/></text:span><text:span text:style-name="T34_64">projects</text:span><text:span text:style-name="T34_65">.<text:s/></text:span><text:span text:style-name="T34_66">Set</text:span><text:span text:style-name="T34_67"><text:s/></text:span><text:span text:style-name="T34_68">the</text:span><text:span text:style-name="T34_69"><text:s/></text:span><text:span text:style-name="T34_70">threshold</text:span><text:span text:style-name="T34_71"><text:s/></text:span><text:span text:style-name="T34_72">to</text:span><text:span text:style-name="T34_73"><text:s/>1<text:s/></text:span><text:span text:style-name="T34_74">and</text:span><text:span text:style-name="T34_75"><text:s/></text:span><text:span text:style-name="T34_76">verify</text:span><text:span text:style-name="T34_77"><text:s/></text:span><text:span text:style-name="T34_78">that</text:span><text:span text:style-name="T34_79"><text:s/></text:span><text:span text:style-name="T34_80">the</text:span><text:span text:style-name="T34_81"><text:s/></text:span><text:span text:style-name="T34_82">program</text:span><text:span text:style-name="T34_83"><text:s/></text:span><text:span text:style-name="T34_84">warns</text:span><text:span text:style-name="T34_85">.</text:span></text:p>
      <text:p text:style-name="P35"><text:span text:style-name="T35_1">Requirements</text:span><text:span text:style-name="T35_2">:<text:s/></text:span><text:span text:style-name="T35_3">FR</text:span><text:span text:style-name="T35_4">-05<text:s/></text:span></text:p>
      <text:p text:style-name="P36"/>
      <text:p text:style-name="P37"><text:span text:style-name="T37_1">7.<text:s/></text:span><text:span text:style-name="T37_2">Delete</text:span><text:span text:style-name="T37_3"><text:s/></text:span><text:span text:style-name="T37_4">one</text:span><text:span text:style-name="T37_5"><text:s/></text:span><text:span text:style-name="T37_6">row</text:span><text:span text:style-name="T37_7"><text:s/></text:span><text:span text:style-name="T37_8">at</text:span><text:span text:style-name="T37_9"><text:s/></text:span><text:span text:style-name="T37_10">a</text:span><text:span text:style-name="T37_11"><text:s/></text:span><text:span text:style-name="T37_12">time</text:span><text:span text:style-name="T37_13"><text:s/></text:span><text:span text:style-name="T37_14">from</text:span><text:span text:style-name="T37_15"><text:s/></text:span><text:span text:style-name="T37_16">the</text:span><text:span text:style-name="T37_17"><text:s/></text:span><text:span text:style-name="T37_18">sample</text:span><text:span text:style-name="T37_19"><text:s/>.</text:span><text:span text:style-name="T37_20">arff</text:span><text:span text:style-name="T37_21"><text:s/></text:span><text:span text:style-name="T37_22">file</text:span><text:span text:style-name="T37_23"><text:s/></text:span><text:span text:style-name="T37_24">and</text:span><text:span text:style-name="T37_25"><text:s/></text:span><text:span text:style-name="T37_26">enter</text:span><text:span text:style-name="T37_27"><text:s/></text:span><text:span text:style-name="T37_28">its</text:span><text:span text:style-name="T37_29"><text:s/></text:span><text:span text:style-name="T37_30">values</text:span><text:span text:style-name="T37_31"><text:s/></text:span><text:span text:style-name="T37_32">as</text:span><text:span text:style-name="T37_33"><text:s/></text:span><text:span text:style-name="T37_34">the</text:span><text:span text:style-name="T37_35"><text:s/></text:span><text:span text:style-name="T37_36">compared</text:span><text:span text:style-name="T37_37"><text:s/></text:span><text:span text:style-name="T37_38">project</text:span><text:span text:style-name="T37_39"><text:s/></text:span><text:span text:style-name="T37_40">in</text:span><text:span text:style-name="T37_41"><text:s/></text:span><text:span text:style-name="T37_42">the</text:span><text:span text:style-name="T37_43"><text:s/></text:span><text:span text:style-name="T37_44">GUI</text:span><text:span text:style-name="T37_45">.<text:s/></text:span><text:span text:style-name="T37_46">Verify</text:span><text:span text:style-name="T37_47"><text:s/></text:span><text:span text:style-name="T37_48">that</text:span><text:span text:style-name="T37_49"><text:s/></text:span><text:span text:style-name="T37_50">the</text:span><text:span text:style-name="T37_51"><text:s/></text:span><text:span text:style-name="T37_52">estimate</text:span><text:span text:style-name="T37_53"><text:s/></text:span><text:span text:style-name="T37_54">is</text:span><text:span text:style-name="T37_55"><text:s/></text:span><text:span text:style-name="T37_56">within</text:span><text:span text:style-name="T37_57"><text:s/>+-<text:s/>30%<text:s/></text:span><text:span text:style-name="T37_58">of</text:span><text:span text:style-name="T37_59"><text:s/></text:span><text:span text:style-name="T37_60">the</text:span><text:span text:style-name="T37_61"><text:s/></text:span><text:span text:style-name="T37_62">actual</text:span><text:span text:style-name="T37_63"><text:s/></text:span><text:span text:style-name="T37_64">effort</text:span><text:span text:style-name="T37_65">.<text:s/></text:span><text:span text:style-name="T37_66">Do</text:span><text:span text:style-name="T37_67"><text:s/></text:span><text:span text:style-name="T37_68">this</text:span><text:span text:style-name="T37_69"><text:s/></text:span><text:span text:style-name="T37_70">for</text:span><text:span text:style-name="T37_71"><text:s/>10<text:s/></text:span><text:span text:style-name="T37_72">projects</text:span><text:span text:style-name="T37_73">.<text:s/></text:span><text:span text:style-name="T37_74">Do</text:span><text:span text:style-name="T37_75"><text:s/></text:span><text:span text:style-name="T37_76">this</text:span><text:span text:style-name="T37_77"><text:s/></text:span><text:span text:style-name="T37_78">with</text:span><text:span text:style-name="T37_79"><text:s/></text:span><text:span text:style-name="T37_80">the</text:span><text:span text:style-name="T37_81"><text:s/></text:span><text:span text:style-name="T37_82">threshold</text:span><text:span text:style-name="T37_83"><text:s/>0.35<text:s/></text:span><text:span text:style-name="T37_84">and</text:span><text:span text:style-name="T37_85"><text:s/></text:span><text:span text:style-name="T37_86">organic</text:span><text:span text:style-name="T37_87">-</text:span><text:span text:style-name="T37_88">mode</text:span><text:span text:style-name="T37_89">.<text:s/>7/10<text:s/></text:span><text:span text:style-name="T37_90">projects</text:span><text:span text:style-name="T37_91"><text:s/></text:span><text:span text:style-name="T37_92">should</text:span><text:span text:style-name="T37_93"><text:s/></text:span><text:span text:style-name="T37_94">fulfill</text:span><text:span text:style-name="T37_95"><text:s/></text:span><text:span text:style-name="T37_96">this</text:span><text:span text:style-name="T37_97"><text:s/></text:span><text:span text:style-name="T37_98">requirements</text:span><text:span text:style-name="T37_99"><text:s/></text:span><text:span text:style-name="T37_100">as</text:span><text:span text:style-name="T37_101"><text:s/></text:span><text:span text:style-name="T37_102">agreed</text:span><text:span text:style-name="T37_103"><text:s/></text:span><text:span text:style-name="T37_104">with</text:span><text:span text:style-name="T37_105"><text:s/></text:span><text:span text:style-name="T37_106">the</text:span><text:span text:style-name="T37_107"><text:s/></text:span><text:span text:style-name="T37_108">developers</text:span><text:span text:style-name="T37_109">.<text:s/></text:span><text:span text:style-name="T37_110">The</text:span><text:span text:style-name="T37_111"><text:s/>10<text:s/></text:span><text:span text:style-name="T37_112">projects</text:span><text:span text:style-name="T37_113"><text:s/></text:span><text:span text:style-name="T37_114">that</text:span><text:span text:style-name="T37_115"><text:s/></text:span><text:span text:style-name="T37_116">were</text:span><text:span text:style-name="T37_117"><text:s/></text:span><text:span text:style-name="T37_118">used</text:span><text:span text:style-name="T37_119"><text:s/></text:span><text:span text:style-name="T37_120">are</text:span><text:span text:style-name="T37_121"><text:s/></text:span><text:span text:style-name="T37_122">in</text:span><text:span text:style-name="T37_123"><text:s/></text:span><text:span text:style-name="T37_124">the</text:span><text:span text:style-name="T37_125"><text:s/></text:span><text:span text:style-name="T37_126">Appendix</text:span><text:span text:style-name="T37_127">.</text:span></text:p>
      <text:p text:style-name="P38"/>
      <text:p text:style-name="P39"><text:span text:style-name="T39_1">Requirements</text:span><text:span text:style-name="T39_2">:<text:s/></text:span><text:span text:style-name="T39_3">QR</text:span><text:span text:style-name="T39_4">-03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8"><text:span text:style-name="T48_1">Test</text:span><text:span text:style-name="T48_2"><text:s/></text:span><text:span text:style-name="T48_3">no</text:span><text:span text:style-name="T48_4">.</text:span></text:p>
          </table:table-cell>
          <table:table-cell table:style-name="Cell2">
            <text:p text:style-name="P49"><text:span text:style-name="T49_1">Result</text:span><text:span text:style-name="T49_2"><text:s/>{</text:span><text:span text:style-name="T49_3">Failed</text:span><text:span text:style-name="T49_4">,<text:s/></text:span><text:span text:style-name="T49_5">Passed</text:span><text:span text:style-name="T49_6">}</text:span></text:p>
          </table:table-cell>
          <table:table-cell table:style-name="Cell3">
            <text:p text:style-name="P50"><text:span text:style-name="T50_1">Failure</text:span><text:span text:style-name="T50_2"><text:s/></text:span><text:span text:style-name="T50_3">severity</text:span><text:span text:style-name="T50_4"><text:s/>{</text:span><text:span text:style-name="T50_5">Low</text:span><text:span text:style-name="T50_6">,<text:s/></text:span><text:span text:style-name="T50_7">Medium</text:span><text:span text:style-name="T50_8">,<text:s/></text:span><text:span text:style-name="T50_9">Critical</text:span><text:span text:style-name="T50_10">}<text:s/></text:span></text:p>
          </table:table-cell>
          <table:table-cell table:style-name="Cell4">
            <text:p text:style-name="P51"><text:span text:style-name="T51_1">Comments</text:span></text:p>
          </table:table-cell>
        </table:table-row>
        <table:table-row table:style-name="Row2">
          <table:table-cell table:style-name="Cell5">
            <text:p text:style-name="P52"><text:span text:style-name="T52_1">0</text:span></text:p>
          </table:table-cell>
          <table:table-cell table:style-name="Cell6">
            <text:p text:style-name="P53"><text:span text:style-name="T53_1">PASS</text:span></text:p>
          </table:table-cell>
          <table:table-cell table:style-name="Cell7">
            <text:p text:style-name="P54"><text:span text:style-name="T54_1">-</text:span></text:p>
          </table:table-cell>
          <table:table-cell table:style-name="Cell8">
            <text:p text:style-name="P55"><text:span text:style-name="T55_1">4/4<text:s/></text:span><text:span text:style-name="T55_2">users</text:span><text:span text:style-name="T55_3"><text:s/></text:span><text:span text:style-name="T55_4">completed</text:span><text:span text:style-name="T55_5"><text:s/></text:span><text:span text:style-name="T55_6">within</text:span><text:span text:style-name="T55_7"><text:s/>5<text:s/></text:span><text:span text:style-name="T55_8">minutes</text:span><text:span text:style-name="T55_9">.<text:s/></text:span><text:span text:style-name="T55_10">Strange</text:span><text:span text:style-name="T55_11"><text:s/></text:span><text:span text:style-name="T55_12">that</text:span><text:span text:style-name="T55_13"><text:s/></text:span><text:span text:style-name="T55_14">you</text:span><text:span text:style-name="T55_15"><text:s/></text:span><text:span text:style-name="T55_16">first</text:span><text:span text:style-name="T55_17"><text:s/></text:span><text:span text:style-name="T55_18">need</text:span><text:span text:style-name="T55_19"><text:s/></text:span><text:span text:style-name="T55_20">to</text:span><text:span text:style-name="T55_21"><text:s/></text:span><text:span text:style-name="T55_22">open</text:span><text:span text:style-name="T55_23"><text:s/></text:span><text:span text:style-name="T55_24">a</text:span><text:span text:style-name="T55_25"><text:s/></text:span><text:span text:style-name="T55_26">terminal</text:span><text:span text:style-name="T55_27"><text:s/></text:span><text:span text:style-name="T55_28">and</text:span><text:span text:style-name="T55_29"><text:s/></text:span><text:span text:style-name="T55_30">then</text:span><text:span text:style-name="T55_31"><text:s/></text:span><text:span text:style-name="T55_32">double</text:span><text:span text:style-name="T55_33"><text:s/></text:span><text:span text:style-name="T55_34">click</text:span><text:span text:style-name="T55_35"><text:s/></text:span><text:span text:style-name="T55_36">the</text:span><text:span text:style-name="T55_37"><text:s/>.</text:span><text:span text:style-name="T55_38">jar</text:span><text:span text:style-name="T55_39"><text:s/></text:span><text:span text:style-name="T55_40">file</text:span><text:span text:style-name="T55_41">.<text:s/></text:span><text:span text:style-name="T55_42">And</text:span><text:span text:style-name="T55_43"><text:s/></text:span><text:span text:style-name="T55_44">it</text:span><text:span text:style-name="T55_45"><text:s/></text:span><text:span text:style-name="T55_46">did</text:span><text:span text:style-name="T55_47"><text:s/></text:span><text:span text:style-name="T55_48">not</text:span><text:span text:style-name="T55_49"><text:s/></text:span><text:span text:style-name="T55_50">work</text:span><text:span text:style-name="T55_51"><text:s/></text:span><text:span text:style-name="T55_52">to</text:span><text:span text:style-name="T55_53"><text:s/></text:span><text:span text:style-name="T55_54">double</text:span><text:span text:style-name="T55_55"><text:s/></text:span><text:span text:style-name="T55_56">click</text:span><text:span text:style-name="T55_57"><text:s/></text:span><text:span text:style-name="T55_58">on</text:span><text:span text:style-name="T55_59"><text:s/></text:span><text:span text:style-name="T55_60">the</text:span><text:span text:style-name="T55_61"><text:s/>.</text:span><text:span text:style-name="T55_62">jar</text:span><text:span text:style-name="T55_63">,<text:s/></text:span><text:span text:style-name="T55_64">had</text:span><text:span text:style-name="T55_65"><text:s/></text:span><text:span text:style-name="T55_66">to</text:span><text:span text:style-name="T55_67"><text:s/></text:span><text:span text:style-name="T55_68">right</text:span><text:span text:style-name="T55_69"><text:s/></text:span><text:span text:style-name="T55_70">click</text:span><text:span text:style-name="T55_71"><text:s/></text:span><text:span text:style-name="T55_72">and</text:span><text:span text:style-name="T55_73"><text:s/>“</text:span><text:span text:style-name="T55_74">run</text:span><text:span text:style-name="T55_75"><text:s/></text:span><text:span text:style-name="T55_76">as</text:span><text:span text:style-name="T55_77">”.</text:span></text:p>
          </table:table-cell>
        </table:table-row>
        <table:table-row table:style-name="Row3">
          <table:table-cell table:style-name="Cell9">
            <text:p text:style-name="P56"><text:span text:style-name="T56_1">1</text:span></text:p>
          </table:table-cell>
          <table:table-cell table:style-name="Cell10">
            <text:p text:style-name="P57"><text:span text:style-name="T57_1">PASS</text:span></text:p>
          </table:table-cell>
          <table:table-cell table:style-name="Cell11">
            <text:p text:style-name="P58"><text:span text:style-name="T58_1">-</text:span></text:p>
          </table:table-cell>
          <table:table-cell table:style-name="Cell12">
            <text:p text:style-name="P59"><text:span text:style-name="T59_1">4/4<text:s/></text:span><text:span text:style-name="T59_2">users</text:span><text:span text:style-name="T59_3"><text:s/></text:span><text:span text:style-name="T59_4">completed</text:span><text:span text:style-name="T59_5"><text:s/></text:span><text:span text:style-name="T59_6">within</text:span><text:span text:style-name="T59_7"><text:s/>5<text:s/></text:span><text:span text:style-name="T59_8">minutes</text:span><text:span text:style-name="T59_9">.</text:span><text:span text:style-name="T59_10">The</text:span><text:span text:style-name="T59_11"><text:s/></text:span><text:span text:style-name="T59_12">buttons</text:span><text:span text:style-name="T59_13"><text:s/></text:span><text:span text:style-name="T59_14">in</text:span><text:span text:style-name="T59_15"><text:s/></text:span><text:span text:style-name="T59_16">the</text:span><text:span text:style-name="T59_17"><text:s/></text:span><text:span text:style-name="T59_18">main</text:span><text:span text:style-name="T59_19"><text:s/></text:span><text:span text:style-name="T59_20">dialog</text:span><text:span text:style-name="T59_21"><text:s/></text:span><text:span text:style-name="T59_22">were</text:span><text:span text:style-name="T59_23"><text:s/></text:span><text:span text:style-name="T59_24">not</text:span><text:span text:style-name="T59_25"><text:s/></text:span><text:span text:style-name="T59_26">ordered</text:span><text:span text:style-name="T59_27"><text:s/></text:span><text:span text:style-name="T59_28">in</text:span><text:span text:style-name="T59_29"><text:s/></text:span><text:span text:style-name="T59_30">the</text:span><text:span text:style-name="T59_31"><text:s/></text:span><text:span text:style-name="T59_32">order</text:span><text:span text:style-name="T59_33"><text:s/></text:span><text:span text:style-name="T59_34">they</text:span><text:span text:style-name="T59_35"><text:s/>(</text:span><text:span text:style-name="T59_36">usually</text:span><text:span text:style-name="T59_37">)<text:s/></text:span><text:span text:style-name="T59_38">are</text:span><text:span text:style-name="T59_39"><text:s/></text:span><text:span text:style-name="T59_40">used</text:span><text:span text:style-name="T59_41">.</text:span></text:p>
          </table:table-cell>
        </table:table-row>
        <table:table-row table:style-name="Row4">
          <table:table-cell table:style-name="Cell13">
            <text:p text:style-name="P60"><text:span text:style-name="T60_1">2</text:span></text:p>
          </table:table-cell>
          <table:table-cell table:style-name="Cell14">
            <text:p text:style-name="P61"><text:span text:style-name="T61_1">PASS</text:span></text:p>
          </table:table-cell>
          <table:table-cell table:style-name="Cell15">
            <text:p text:style-name="P62"><text:span text:style-name="T62_1">-</text:span></text:p>
          </table:table-cell>
          <table:table-cell table:style-name="Cell16">
            <text:p text:style-name="P63"><text:span text:style-name="T63_1">Fast</text:span><text:span text:style-name="T63_2">!</text:span></text:p>
          </table:table-cell>
        </table:table-row>
        <table:table-row table:style-name="Row5">
          <table:table-cell table:style-name="Cell17">
            <text:p text:style-name="P64"><text:span text:style-name="T64_1">3</text:span></text:p>
          </table:table-cell>
          <table:table-cell table:style-name="Cell18">
            <text:p text:style-name="P65"><text:span text:style-name="T65_1">PASS</text:span></text:p>
          </table:table-cell>
          <table:table-cell table:style-name="Cell19">
            <text:p text:style-name="P66"><text:span text:style-name="T66_1">-</text:span></text:p>
          </table:table-cell>
          <table:table-cell table:style-name="Cell20">
            <text:p text:style-name="P67"><text:span text:style-name="T67_1">Passed</text:span><text:span text:style-name="T67_2"><text:s/></text:span><text:span text:style-name="T67_3">after</text:span><text:span text:style-name="T67_4"><text:s/></text:span><text:span text:style-name="T67_5">demo</text:span><text:span text:style-name="T67_6">.<text:s/></text:span><text:span text:style-name="T67_7">Perhaps</text:span><text:span text:style-name="T67_8"><text:s/></text:span><text:span text:style-name="T67_9">should</text:span><text:span text:style-name="T67_10"><text:s/></text:span><text:span text:style-name="T67_11">have</text:span><text:span text:style-name="T67_12"><text:s/></text:span><text:span text:style-name="T67_13">been</text:span><text:span text:style-name="T67_14"><text:s/></text:span><text:span text:style-name="T67_15">clearer</text:span><text:span text:style-name="T67_16"><text:s/></text:span><text:span text:style-name="T67_17">from</text:span><text:span text:style-name="T67_18"><text:s/></text:span><text:span text:style-name="T67_19">user</text:span><text:span text:style-name="T67_20"><text:s/></text:span><text:span text:style-name="T67_21">manual</text:span><text:span text:style-name="T67_22">.</text:span></text:p>
          </table:table-cell>
        </table:table-row>
        <table:table-row table:style-name="Row6">
          <table:table-cell table:style-name="Cell21">
            <text:p text:style-name="P68"><text:span text:style-name="T68_1">4</text:span></text:p>
          </table:table-cell>
          <table:table-cell table:style-name="Cell22">
            <text:p text:style-name="P69"><text:span text:style-name="T69_1">PASS</text:span></text:p>
          </table:table-cell>
          <table:table-cell table:style-name="Cell23">
            <text:p text:style-name="P70"><text:span text:style-name="T70_1">-</text:span></text:p>
          </table:table-cell>
          <table:table-cell table:style-name="Cell24">
            <text:p text:style-name="P71"><text:span text:style-name="T71_1">Splendid</text:span><text:span text:style-name="T71_2">!</text:span></text:p>
          </table:table-cell>
        </table:table-row>
        <table:table-row table:style-name="Row7">
          <table:table-cell table:style-name="Cell25">
            <text:p text:style-name="P72"><text:span text:style-name="T72_1">5</text:span></text:p>
          </table:table-cell>
          <table:table-cell table:style-name="Cell26">
            <text:p text:style-name="P73"><text:span text:style-name="T73_1">PASS</text:span></text:p>
          </table:table-cell>
          <table:table-cell table:style-name="Cell27">
            <text:p text:style-name="P74"><text:span text:style-name="T74_1">-</text:span></text:p>
          </table:table-cell>
          <table:table-cell table:style-name="Cell28">
            <text:p text:style-name="P75"/>
          </table:table-cell>
        </table:table-row>
        <table:table-row table:style-name="Row8">
          <table:table-cell table:style-name="Cell29">
            <text:p text:style-name="P76"><text:span text:style-name="T76_1">6</text:span></text:p>
          </table:table-cell>
          <table:table-cell table:style-name="Cell30">
            <text:p text:style-name="P77"><text:span text:style-name="T77_1">PASS</text:span></text:p>
          </table:table-cell>
          <table:table-cell table:style-name="Cell31">
            <text:p text:style-name="P78"><text:span text:style-name="T78_1">-</text:span></text:p>
          </table:table-cell>
          <table:table-cell table:style-name="Cell32">
            <text:p text:style-name="P79"><text:span text:style-name="T79_1">No</text:span><text:span text:style-name="T79_2"><text:s/></text:span><text:span text:style-name="T79_3">problems</text:span><text:span text:style-name="T79_4"><text:s/></text:span><text:span text:style-name="T79_5">here</text:span><text:span text:style-name="T79_6">!</text:span></text:p>
          </table:table-cell>
        </table:table-row>
        <table:table-row table:style-name="Row9">
          <table:table-cell table:style-name="Cell33">
            <text:p text:style-name="P80"><text:span text:style-name="T80_1">7</text:span></text:p>
          </table:table-cell>
          <table:table-cell table:style-name="Cell34">
            <text:p text:style-name="P81"><text:span text:style-name="T81_1">FAIL</text:span></text:p>
          </table:table-cell>
          <table:table-cell table:style-name="Cell35">
            <text:p text:style-name="P82"><text:span text:style-name="T82_1">LOW</text:span></text:p>
            <text:p text:style-name="P83"/>
          </table:table-cell>
          <table:table-cell table:style-name="Cell36">
            <text:p text:style-name="P84"><text:span text:style-name="T84_1">With</text:span><text:span text:style-name="T84_2"><text:s/></text:span><text:span text:style-name="T84_3">the</text:span><text:span text:style-name="T84_4"><text:s/></text:span><text:span text:style-name="T84_5">test</text:span><text:span text:style-name="T84_6"><text:s/></text:span><text:span text:style-name="T84_7">parameters</text:span><text:span text:style-name="T84_8"><text:s/></text:span><text:span text:style-name="T84_9">used</text:span><text:span text:style-name="T84_10"><text:s/></text:span><text:span text:style-name="T84_11">we</text:span><text:span text:style-name="T84_12"><text:s/></text:span><text:span text:style-name="T84_13">could</text:span><text:span text:style-name="T84_14"><text:s/></text:span><text:span text:style-name="T84_15">not</text:span><text:span text:style-name="T84_16"><text:s/></text:span><text:span text:style-name="T84_17">get</text:span><text:span text:style-name="T84_18"><text:s/></text:span><text:span text:style-name="T84_19">estimates</text:span><text:span text:style-name="T84_20"><text:s/></text:span><text:span text:style-name="T84_21">within</text:span><text:span text:style-name="T84_22"><text:s/></text:span><text:span text:style-name="T84_23">the</text:span><text:span text:style-name="T84_24"><text:s/></text:span><text:span text:style-name="T84_25">range</text:span><text:span text:style-name="T84_26">.<text:s/></text:span><text:span text:style-name="T84_27">However</text:span><text:span text:style-name="T84_28"><text:s/></text:span><text:span text:style-name="T84_29">we</text:span><text:span text:style-name="T84_30"><text:s/></text:span><text:span text:style-name="T84_31">don</text:span><text:span text:style-name="T84_32">’</text:span><text:span text:style-name="T84_33">t</text:span><text:span text:style-name="T84_34"><text:s/></text:span><text:span text:style-name="T84_35">know</text:span><text:span text:style-name="T84_36"><text:s/></text:span><text:span text:style-name="T84_37">what</text:span><text:span text:style-name="T84_38"><text:s/></text:span><text:span text:style-name="T84_39">threshold</text:span><text:span text:style-name="T84_40"><text:s/></text:span><text:span text:style-name="T84_41">is</text:span><text:span text:style-name="T84_42"><text:s/></text:span><text:span text:style-name="T84_43">the</text:span><text:span text:style-name="T84_44"><text:s/></text:span><text:span text:style-name="T84_45">optimal</text:span><text:span text:style-name="T84_46"><text:s/></text:span><text:span text:style-name="T84_47">and</text:span><text:span text:style-name="T84_48"><text:s/></text:span><text:span text:style-name="T84_49">should</text:span><text:span text:style-name="T84_50"><text:s/></text:span><text:span text:style-name="T84_51">be</text:span><text:span text:style-name="T84_52"><text:s/></text:span><text:span text:style-name="T84_53">used</text:span><text:span text:style-name="T84_54"><text:s/></text:span><text:span text:style-name="T84_55">to</text:span><text:span text:style-name="T84_56"><text:s/></text:span><text:span text:style-name="T84_57">achieve</text:span><text:span text:style-name="T84_58"><text:s/></text:span><text:span text:style-name="T84_59">this</text:span><text:span text:style-name="T84_60"><text:s/></text:span><text:span text:style-name="T84_61">requirement</text:span><text:span text:style-name="T84_62">.<text:s/></text:span><text:span text:style-name="T84_63">Also</text:span><text:span text:style-name="T84_64"><text:s/></text:span><text:span text:style-name="T84_65">the</text:span><text:span text:style-name="T84_66"><text:s/></text:span><text:span text:style-name="T84_67">projects</text:span><text:span text:style-name="T84_68"><text:s/></text:span><text:span text:style-name="T84_69">chosen</text:span><text:span text:style-name="T84_70"><text:s/></text:span><text:span text:style-name="T84_71">might</text:span><text:span text:style-name="T84_72"><text:s/></text:span><text:span text:style-name="T84_73">have</text:span><text:span text:style-name="T84_74"><text:s/></text:span><text:span text:style-name="T84_75">been</text:span><text:span text:style-name="T84_76"><text:s/></text:span><text:span text:style-name="T84_77">the</text:span><text:span text:style-name="T84_78"><text:s/></text:span><text:span text:style-name="T84_79">bad</text:span><text:span text:style-name="T84_80"><text:s/></text:span><text:span text:style-name="T84_81">ones</text:span><text:span text:style-name="T84_82">,<text:s/></text:span><text:span text:style-name="T84_83">we</text:span><text:span text:style-name="T84_84"><text:s/></text:span><text:span text:style-name="T84_85">don</text:span><text:span text:style-name="T84_86">’</text:span><text:span text:style-name="T84_87">t</text:span><text:span text:style-name="T84_88"><text:s/></text:span><text:span text:style-name="T84_89">know</text:span><text:span text:style-name="T84_90">. <text:s/></text:span><text:span text:style-name="T84_91">Also</text:span><text:span text:style-name="T84_92"><text:s/></text:span><text:span text:style-name="T84_93">we</text:span><text:span text:style-name="T84_94"><text:s/></text:span><text:span text:style-name="T84_95">did</text:span><text:span text:style-name="T84_96"><text:s/></text:span><text:span text:style-name="T84_97">not</text:span><text:span text:style-name="T84_98"><text:s/></text:span><text:span text:style-name="T84_99">know</text:span><text:span text:style-name="T84_100"><text:s/></text:span><text:span text:style-name="T84_101">what</text:span><text:span text:style-name="T84_102"><text:s/></text:span><text:span text:style-name="T84_103">project</text:span><text:span text:style-name="T84_104"><text:s/></text:span><text:span text:style-name="T84_105">type</text:span><text:span text:style-name="T84_106"><text:s/></text:span><text:span text:style-name="T84_107">to</text:span><text:span text:style-name="T84_108"><text:s/></text:span><text:span text:style-name="T84_109">use</text:span><text:span text:style-name="T84_110"><text:s/></text:span><text:span text:style-name="T84_111">so</text:span><text:span text:style-name="T84_112"><text:s/></text:span><text:span text:style-name="T84_113">we</text:span><text:span text:style-name="T84_114"><text:s/></text:span><text:span text:style-name="T84_115">used</text:span><text:span text:style-name="T84_116"><text:s/></text:span><text:span text:style-name="T84_117">Organic</text:span><text:span text:style-name="T84_118">.</text:span></text:p>
          </table:table-cell>
        </table:table-row>
      </table:table>
      <text:p text:style-name="P85"/>
      <text:p text:style-name="P86"/>
      <text:p text:style-name="P87"><text:span text:style-name="T87_1">Other</text:span><text:span text:style-name="T87_2"><text:s/></text:span><text:span text:style-name="T87_3">comments</text:span></text:p>
      <text:p text:style-name="P88"><text:span text:style-name="T88_1">It</text:span><text:span text:style-name="T88_2"><text:s/></text:span><text:span text:style-name="T88_3">would</text:span><text:span text:style-name="T88_4"><text:s/></text:span><text:span text:style-name="T88_5">be</text:span><text:span text:style-name="T88_6"><text:s/></text:span><text:span text:style-name="T88_7">nice</text:span><text:span text:style-name="T88_8"><text:s/></text:span><text:span text:style-name="T88_9">if</text:span><text:span text:style-name="T88_10"><text:s/></text:span><text:span text:style-name="T88_11">the</text:span><text:span text:style-name="T88_12"><text:s/></text:span><text:span text:style-name="T88_13">individual</text:span><text:span text:style-name="T88_14"><text:s/></text:span><text:span text:style-name="T88_15">GUI</text:span><text:span text:style-name="T88_16"><text:s/></text:span><text:span text:style-name="T88_17">components</text:span><text:span text:style-name="T88_18"><text:s/></text:span><text:span text:style-name="T88_19">and</text:span><text:span text:style-name="T88_20"><text:s/></text:span><text:span text:style-name="T88_21">dialogs</text:span><text:span text:style-name="T88_22"><text:s/></text:span><text:span text:style-name="T88_23">could</text:span><text:span text:style-name="T88_24"><text:s/></text:span><text:span text:style-name="T88_25">be</text:span><text:span text:style-name="T88_26"><text:s/></text:span><text:span text:style-name="T88_27">merged</text:span><text:span text:style-name="T88_28"><text:s/></text:span><text:span text:style-name="T88_29">to</text:span><text:span text:style-name="T88_30"><text:s/></text:span><text:span text:style-name="T88_31">as</text:span><text:span text:style-name="T88_32"><text:s/></text:span><text:span text:style-name="T88_33">single</text:span><text:span text:style-name="T88_34"><text:s/></text:span><text:span text:style-name="T88_35">window</text:span><text:span text:style-name="T88_36">.<text:s/></text:span><text:span text:style-name="T88_37">That</text:span><text:span text:style-name="T88_38"><text:s/></text:span><text:span text:style-name="T88_39">would</text:span><text:span text:style-name="T88_40"><text:s/></text:span><text:span text:style-name="T88_41">be</text:span><text:span text:style-name="T88_42"><text:s/></text:span><text:span text:style-name="T88_43">a</text:span><text:span text:style-name="T88_44"><text:s/></text:span><text:span text:style-name="T88_45">lot</text:span><text:span text:style-name="T88_46"><text:s/></text:span><text:span text:style-name="T88_47">easier</text:span><text:span text:style-name="T88_48"><text:s/></text:span><text:span text:style-name="T88_49">for</text:span><text:span text:style-name="T88_50"><text:s/></text:span><text:span text:style-name="T88_51">the</text:span><text:span text:style-name="T88_52"><text:s/></text:span><text:span text:style-name="T88_53">users</text:span><text:span text:style-name="T88_54">.<text:s/></text:span><text:span text:style-name="T88_55">To</text:span><text:span text:style-name="T88_56"><text:s/></text:span><text:span text:style-name="T88_57">avoid</text:span><text:span text:style-name="T88_58"><text:s/></text:span><text:span text:style-name="T88_59">confusion</text:span><text:span text:style-name="T88_60"><text:s/></text:span><text:span text:style-name="T88_61">it</text:span><text:span text:style-name="T88_62"><text:s/></text:span><text:span text:style-name="T88_63">should</text:span><text:span text:style-name="T88_64"><text:s/></text:span><text:span text:style-name="T88_65">not</text:span><text:span text:style-name="T88_66"><text:s/></text:span><text:span text:style-name="T88_67">possible</text:span><text:span text:style-name="T88_68"><text:s/></text:span><text:span text:style-name="T88_69">to</text:span><text:span text:style-name="T88_70"><text:s/></text:span><text:span text:style-name="T88_71">open</text:span><text:span text:style-name="T88_72"><text:s/></text:span><text:span text:style-name="T88_73">many</text:span><text:span text:style-name="T88_74"><text:s/></text:span><text:span text:style-name="T88_75">instances</text:span><text:span text:style-name="T88_76"><text:s/></text:span><text:span text:style-name="T88_77">of</text:span><text:span text:style-name="T88_78"><text:s/></text:span><text:span text:style-name="T88_79">the</text:span><text:span text:style-name="T88_80"><text:s/></text:span><text:span text:style-name="T88_81">dialogs</text:span><text:span text:style-name="T88_82">.</text:span></text:p>
      <text:p text:style-name="P89"/>
      <text:p text:style-name="P90"/>
      <text:p text:style-name="P91"><text:span text:style-name="T91_1">Summary</text:span></text:p>
      <text:p text:style-name="P92"/>
      <text:p text:style-name="P93"><text:span text:style-name="T93_1">Overall</text:span><text:span text:style-name="T93_2"><text:s/></text:span><text:span text:style-name="T93_3">the</text:span><text:span text:style-name="T93_4"><text:s/></text:span><text:span text:style-name="T93_5">test</text:span><text:span text:style-name="T93_6"><text:s/></text:span><text:span text:style-name="T93_7">went</text:span><text:span text:style-name="T93_8"><text:s/></text:span><text:span text:style-name="T93_9">out</text:span><text:span text:style-name="T93_10"><text:s/></text:span><text:span text:style-name="T93_11">well</text:span><text:span text:style-name="T93_12"><text:s/></text:span><text:span text:style-name="T93_13">and</text:span><text:span text:style-name="T93_14"><text:s/></text:span><text:span text:style-name="T93_15">the</text:span><text:span text:style-name="T93_16"><text:s/></text:span><text:span text:style-name="T93_17">program</text:span><text:span text:style-name="T93_18"><text:s/></text:span><text:span text:style-name="T93_19">works</text:span><text:span text:style-name="T93_20"><text:s/></text:span><text:span text:style-name="T93_21">as</text:span><text:span text:style-name="T93_22"><text:s/></text:span><text:span text:style-name="T93_23">it</text:span><text:span text:style-name="T93_24"><text:s/></text:span><text:span text:style-name="T93_25">was</text:span><text:span text:style-name="T93_26"><text:s/></text:span><text:span text:style-name="T93_27">described</text:span><text:span text:style-name="T93_28"><text:s/>(</text:span><text:span text:style-name="T93_29">for</text:span><text:span text:style-name="T93_30"><text:s/></text:span><text:span text:style-name="T93_31">the</text:span><text:span text:style-name="T93_32"><text:s/></text:span><text:span text:style-name="T93_33">most</text:span><text:span text:style-name="T93_34"><text:s/></text:span><text:span text:style-name="T93_35">part</text:span><text:span text:style-name="T93_36">).<text:s/></text:span><text:span text:style-name="T93_37">It</text:span><text:span text:style-name="T93_38"><text:s/></text:span><text:span text:style-name="T93_39">seems</text:span><text:span text:style-name="T93_40"><text:s/></text:span><text:span text:style-name="T93_41">to</text:span><text:span text:style-name="T93_42"><text:s/></text:span><text:span text:style-name="T93_43">give</text:span><text:span text:style-name="T93_44"><text:s/></text:span><text:span text:style-name="T93_45">good</text:span><text:span text:style-name="T93_46"><text:s/></text:span><text:span text:style-name="T93_47">enough</text:span><text:span text:style-name="T93_48"><text:s/></text:span><text:span text:style-name="T93_49">estimations</text:span><text:span text:style-name="T93_50"><text:s/></text:span><text:span text:style-name="T93_51">based</text:span><text:span text:style-name="T93_52"><text:s/></text:span><text:span text:style-name="T93_53">on</text:span><text:span text:style-name="T93_54"><text:s/></text:span><text:span text:style-name="T93_55">previous</text:span><text:span text:style-name="T93_56"><text:s/></text:span><text:span text:style-name="T93_57">projects</text:span><text:span text:style-name="T93_58">.<text:s/></text:span><text:span text:style-name="T93_59">In</text:span><text:span text:style-name="T93_60"><text:s/></text:span><text:span text:style-name="T93_61">the</text:span><text:span text:style-name="T93_62"><text:s/></text:span><text:span text:style-name="T93_63">construction</text:span><text:span text:style-name="T93_64"><text:s/></text:span><text:span text:style-name="T93_65">of</text:span><text:span text:style-name="T93_66"><text:s/></text:span><text:span text:style-name="T93_67">our</text:span><text:span text:style-name="T93_68"><text:s/></text:span><text:span text:style-name="T93_69">test</text:span><text:span text:style-name="T93_70"><text:s/></text:span><text:span text:style-name="T93_71">we</text:span><text:span text:style-name="T93_72"><text:s/></text:span><text:span text:style-name="T93_73">follow</text:span><text:span text:style-name="T93_74"><text:s/></text:span><text:span text:style-name="T93_75">the</text:span><text:span text:style-name="T93_76"><text:s/></text:span><text:span text:style-name="T93_77">Project</text:span><text:span text:style-name="T93_78"><text:s/></text:span><text:span text:style-name="T93_79">Mission</text:span><text:span text:style-name="T93_80"><text:s/></text:span><text:span text:style-name="T93_81">to</text:span><text:span text:style-name="T93_82"><text:s/></text:span><text:span text:style-name="T93_83">be</text:span><text:span text:style-name="T93_84"><text:s/></text:span><text:span text:style-name="T93_85">sure</text:span><text:span text:style-name="T93_86"><text:s/></text:span><text:span text:style-name="T93_87">that</text:span><text:span text:style-name="T93_88"><text:s/></text:span><text:span text:style-name="T93_89">the</text:span><text:span text:style-name="T93_90"><text:s/></text:span><text:span text:style-name="T93_91">testing</text:span><text:span text:style-name="T93_92"><text:s/></text:span><text:span text:style-name="T93_93">covered</text:span><text:span text:style-name="T93_94"><text:s/></text:span><text:span text:style-name="T93_95">all</text:span><text:span text:style-name="T93_96"><text:s/></text:span><text:span text:style-name="T93_97">requirements</text:span><text:span text:style-name="T93_98">.<text:s/></text:span><text:span text:style-name="T93_99">A</text:span><text:span text:style-name="T93_100"><text:s/></text:span><text:span text:style-name="T93_101">few</text:span><text:span text:style-name="T93_102"><text:s/></text:span><text:span text:style-name="T93_103">tweaks</text:span><text:span text:style-name="T93_104"><text:s/></text:span><text:span text:style-name="T93_105">in</text:span><text:span text:style-name="T93_106"><text:s/></text:span><text:span text:style-name="T93_107">the</text:span><text:span text:style-name="T93_108"><text:s/></text:span><text:span text:style-name="T93_109">installation</text:span><text:span text:style-name="T93_110"><text:s/></text:span><text:span text:style-name="T93_111">process</text:span><text:span text:style-name="T93_112"><text:s/></text:span><text:span text:style-name="T93_113">should</text:span><text:span text:style-name="T93_114"><text:s/></text:span><text:span text:style-name="T93_115">be</text:span><text:span text:style-name="T93_116"><text:s/></text:span><text:span text:style-name="T93_117">added</text:span><text:span text:style-name="T93_118"><text:s/></text:span><text:span text:style-name="T93_119">so</text:span><text:span text:style-name="T93_120"><text:s/></text:span><text:span text:style-name="T93_121">that</text:span><text:span text:style-name="T93_122"><text:s/></text:span><text:span text:style-name="T93_123">the</text:span><text:span text:style-name="T93_124"><text:s/></text:span><text:span text:style-name="T93_125">instructions</text:span><text:span text:style-name="T93_126"><text:s/></text:span><text:span text:style-name="T93_127">actually</text:span><text:span text:style-name="T93_128"><text:s/></text:span><text:span text:style-name="T93_129">work</text:span><text:span text:style-name="T93_130">. <text:s/></text:span><text:span text:style-name="T93_131">Also</text:span><text:span text:style-name="T93_132"><text:s/></text:span><text:span text:style-name="T93_133">the</text:span><text:span text:style-name="T93_134"><text:s/></text:span><text:span text:style-name="T93_135">cognitive</text:span><text:span text:style-name="T93_136"><text:s/></text:span><text:span text:style-name="T93_137">aspects</text:span><text:span text:style-name="T93_138"><text:s/></text:span><text:span text:style-name="T93_139">should</text:span><text:span text:style-name="T93_140"><text:s/></text:span><text:span text:style-name="T93_141">be</text:span><text:span text:style-name="T93_142"><text:s/></text:span><text:span text:style-name="T93_143">considered</text:span><text:span text:style-name="T93_144">.<text:s/></text:span><text:span text:style-name="T93_145">As</text:span><text:span text:style-name="T93_146"><text:s/></text:span><text:span text:style-name="T93_147">customers</text:span><text:span text:style-name="T93_148"><text:s/></text:span><text:span text:style-name="T93_149">we</text:span><text:span text:style-name="T93_150"><text:s/></text:span><text:span text:style-name="T93_151">are</text:span><text:span text:style-name="T93_152"><text:s/></text:span><text:span text:style-name="T93_153">satisfied</text:span><text:span text:style-name="T93_154"><text:s/></text:span><text:span text:style-name="T93_155">with</text:span><text:span text:style-name="T93_156"><text:s/></text:span><text:span text:style-name="T93_157">the</text:span><text:span text:style-name="T93_158"><text:s/></text:span><text:span text:style-name="T93_159">product</text:span><text:span text:style-name="T93_160">.<text:s/></text:span><text:span text:style-name="T93_161">Good</text:span><text:span text:style-name="T93_162"><text:s/></text:span><text:span text:style-name="T93_163">work</text:span><text:span text:style-name="T93_164">.<text:s/></text:span></text:p>
      <text:p text:style-name="P94"/>
      <text:p text:style-name="P95"/>
      <text:p text:style-name="P96"/>
      <text:p text:style-name="P97"/>
      <text:p text:style-name="P98"><text:span text:style-name="T98_1">Appendix</text:span></text:p>
      <text:p text:style-name="P99"/>
      <text:p text:style-name="P100"><text:span text:style-name="T100_1">Data</text:span><text:span text:style-name="T100_2"><text:s/></text:span><text:span text:style-name="T100_3">for</text:span><text:span text:style-name="T100_4"><text:s/></text:span><text:span text:style-name="T100_5">test</text:span><text:span text:style-name="T100_6"><text:s/>7.</text:span></text:p>
      <text:p text:style-name="P101"/>
      <text:p text:style-name="P102"><text:span text:style-name="T102_1">Nominal</text:span><text:span text:style-name="T102_2">,</text:span><text:span text:style-name="T102_3">Nominal</text:span><text:span text:style-name="T102_4">,</text:span><text:span text:style-name="T102_5">Nominal</text:span><text:span text:style-name="T102_6">,</text:span><text:span text:style-name="T102_7">Nominal</text:span><text:span text:style-name="T102_8">,</text:span><text:span text:style-name="T102_9">Nominal</text:span><text:span text:style-name="T102_10">,</text:span><text:span text:style-name="T102_11">Low</text:span><text:span text:style-name="T102_12">,</text:span><text:span text:style-name="T102_13">Nominal</text:span><text:span text:style-name="T102_14">,</text:span><text:span text:style-name="T102_15">High</text:span><text:span text:style-name="T102_16">,</text:span><text:span text:style-name="T102_17">Very</text:span><text:span text:style-name="T102_18">_</text:span><text:span text:style-name="T102_19">High</text:span><text:span text:style-name="T102_20">,</text:span><text:span text:style-name="T102_21">Very</text:span><text:span text:style-name="T102_22">_</text:span><text:span text:style-name="T102_23">High</text:span><text:span text:style-name="T102_24">,</text:span><text:span text:style-name="T102_25">Low</text:span><text:span text:style-name="T102_26">,</text:span><text:span text:style-name="T102_27">High</text:span><text:span text:style-name="T102_28">,</text:span><text:span text:style-name="T102_29">High</text:span><text:span text:style-name="T102_30">,</text:span><text:span text:style-name="T102_31">Nominal</text:span><text:span text:style-name="T102_32">,</text:span><text:span text:style-name="T102_33">Nominal</text:span><text:span text:style-name="T102_34">,190,420<text:s text:c="18"/><text:tab/>%<text:s text:c="4"/></text:span><text:span text:style-name="T102_35">instance</text:span><text:span text:style-name="T102_36"><text:s/></text:span><text:span text:style-name="T102_37">number</text:span><text:span text:style-name="T102_38">:<text:s text:c="4"/>51<text:s/></text:span><text:span text:style-name="T102_39">PASS</text:span></text:p>
      <text:p text:style-name="P103"><text:span text:style-name="T103_1">Nominal</text:span><text:span text:style-name="T103_2">,</text:span><text:span text:style-name="T103_3">Nominal</text:span><text:span text:style-name="T103_4">,</text:span><text:span text:style-name="T103_5">High</text:span><text:span text:style-name="T103_6">,</text:span><text:span text:style-name="T103_7">Nominal</text:span><text:span text:style-name="T103_8">,</text:span><text:span text:style-name="T103_9">High</text:span><text:span text:style-name="T103_10">,</text:span><text:span text:style-name="T103_11">Nominal</text:span><text:span text:style-name="T103_12">,</text:span><text:span text:style-name="T103_13">Nominal</text:span><text:span text:style-name="T103_14">,</text:span><text:span text:style-name="T103_15">High</text:span><text:span text:style-name="T103_16">,</text:span><text:span text:style-name="T103_17">High</text:span><text:span text:style-name="T103_18">,</text:span><text:span text:style-name="T103_19">Nominal</text:span><text:span text:style-name="T103_20">,</text:span><text:span text:style-name="T103_21">Nominal</text:span><text:span text:style-name="T103_22">,</text:span><text:span text:style-name="T103_23">High</text:span><text:span text:style-name="T103_24">,</text:span><text:span text:style-name="T103_25">High</text:span><text:span text:style-name="T103_26">,</text:span><text:span text:style-name="T103_27">Nominal</text:span><text:span text:style-name="T103_28">,</text:span><text:span text:style-name="T103_29">High</text:span><text:span text:style-name="T103_30">,47.5,252<text:s text:c="25"/><text:tab/>%<text:s text:c="4"/></text:span><text:span text:style-name="T103_31">instance</text:span><text:span text:style-name="T103_32"><text:s/></text:span><text:span text:style-name="T103_33">number</text:span><text:span text:style-name="T103_34">:<text:s text:c="4"/>52<text:s/></text:span><text:span text:style-name="T103_35">FAIL</text:span></text:p>
      <text:p text:style-name="P104"><text:span text:style-name="T104_1">Very</text:span><text:span text:style-name="T104_2">_</text:span><text:span text:style-name="T104_3">High</text:span><text:span text:style-name="T104_4">,</text:span><text:span text:style-name="T104_5">Nominal</text:span><text:span text:style-name="T104_6">,</text:span><text:span text:style-name="T104_7">Extra</text:span><text:span text:style-name="T104_8">_</text:span><text:span text:style-name="T104_9">High</text:span><text:span text:style-name="T104_10">,</text:span><text:span text:style-name="T104_11">High</text:span><text:span text:style-name="T104_12">,</text:span><text:span text:style-name="T104_13">High</text:span><text:span text:style-name="T104_14">,</text:span><text:span text:style-name="T104_15">Low</text:span><text:span text:style-name="T104_16">,</text:span><text:span text:style-name="T104_17">Low</text:span><text:span text:style-name="T104_18">,</text:span><text:span text:style-name="T104_19">Nominal</text:span><text:span text:style-name="T104_20">,</text:span><text:span text:style-name="T104_21">High</text:span><text:span text:style-name="T104_22">,</text:span><text:span text:style-name="T104_23">Nominal</text:span><text:span text:style-name="T104_24">,</text:span><text:span text:style-name="T104_25">Nominal</text:span><text:span text:style-name="T104_26">,</text:span><text:span text:style-name="T104_27">Nominal</text:span><text:span text:style-name="T104_28">,</text:span><text:span text:style-name="T104_29">Low</text:span><text:span text:style-name="T104_30">,</text:span><text:span text:style-name="T104_31">High</text:span><text:span text:style-name="T104_32">,</text:span><text:span text:style-name="T104_33">Nominal</text:span><text:span text:style-name="T104_34">,21,107<text:s text:c="25"/><text:tab/>%<text:s text:c="4"/></text:span><text:span text:style-name="T104_35">instance</text:span><text:span text:style-name="T104_36"><text:s/></text:span><text:span text:style-name="T104_37">number</text:span><text:span text:style-name="T104_38">:<text:s text:c="4"/>53<text:s/></text:span><text:span text:style-name="T104_39">FAIL</text:span></text:p>
      <text:p text:style-name="P105"><text:span text:style-name="T105_1">Low</text:span><text:span text:style-name="T105_2">,</text:span><text:span text:style-name="T105_3">Nominal</text:span><text:span text:style-name="T105_4">,</text:span><text:span text:style-name="T105_5">Nominal</text:span><text:span text:style-name="T105_6">,</text:span><text:span text:style-name="T105_7">Nominal</text:span><text:span text:style-name="T105_8">,</text:span><text:span text:style-name="T105_9">Nominal</text:span><text:span text:style-name="T105_10">,</text:span><text:span text:style-name="T105_11">Low</text:span><text:span text:style-name="T105_12">,</text:span><text:span text:style-name="T105_13">Low</text:span><text:span text:style-name="T105_14">,</text:span><text:span text:style-name="T105_15">High</text:span><text:span text:style-name="T105_16">,</text:span><text:span text:style-name="T105_17">High</text:span><text:span text:style-name="T105_18">,</text:span><text:span text:style-name="T105_19">Very</text:span><text:span text:style-name="T105_20">_</text:span><text:span text:style-name="T105_21">High</text:span><text:span text:style-name="T105_22">,</text:span><text:span text:style-name="T105_23">Nominal</text:span><text:span text:style-name="T105_24">,</text:span><text:span text:style-name="T105_25">High</text:span><text:span text:style-name="T105_26">,</text:span><text:span text:style-name="T105_27">Low</text:span><text:span text:style-name="T105_28">,</text:span><text:span text:style-name="T105_29">Low</text:span><text:span text:style-name="T105_30">,</text:span><text:span text:style-name="T105_31">High</text:span><text:span text:style-name="T105_32">,423,2300<text:s text:c="34"/><text:tab/>%<text:s text:c="4"/></text:span><text:span text:style-name="T105_33">instance</text:span><text:span text:style-name="T105_34"><text:s/></text:span><text:span text:style-name="T105_35">number</text:span><text:span text:style-name="T105_36">:<text:s text:c="4"/>54<text:s/></text:span><text:span text:style-name="T105_37">FAIL</text:span></text:p>
      <text:p text:style-name="P106"><text:span text:style-name="T106_1">High</text:span><text:span text:style-name="T106_2">,</text:span><text:span text:style-name="T106_3">High</text:span><text:span text:style-name="T106_4">,</text:span><text:span text:style-name="T106_5">Nominal</text:span><text:span text:style-name="T106_6">,</text:span><text:span text:style-name="T106_7">Nominal</text:span><text:span text:style-name="T106_8">,</text:span><text:span text:style-name="T106_9">Nominal</text:span><text:span text:style-name="T106_10">,</text:span><text:span text:style-name="T106_11">Low</text:span><text:span text:style-name="T106_12">,</text:span><text:span text:style-name="T106_13">Low</text:span><text:span text:style-name="T106_14">,</text:span><text:span text:style-name="T106_15">Nominal</text:span><text:span text:style-name="T106_16">,</text:span><text:span text:style-name="T106_17">High</text:span><text:span text:style-name="T106_18">,</text:span><text:span text:style-name="T106_19">High</text:span><text:span text:style-name="T106_20">,</text:span><text:span text:style-name="T106_21">Nominal</text:span><text:span text:style-name="T106_22">,</text:span><text:span text:style-name="T106_23">High</text:span><text:span text:style-name="T106_24">,</text:span><text:span text:style-name="T106_25">Nominal</text:span><text:span text:style-name="T106_26">,</text:span><text:span text:style-name="T106_27">Nominal</text:span><text:span text:style-name="T106_28">,</text:span><text:span text:style-name="T106_29">Nominal</text:span><text:span text:style-name="T106_30">,79,400<text:s text:c="29"/><text:tab/>%<text:s text:c="4"/></text:span><text:span text:style-name="T106_31">instance</text:span><text:span text:style-name="T106_32"><text:s/></text:span><text:span text:style-name="T106_33">number</text:span><text:span text:style-name="T106_34">:<text:s text:c="4"/>55<text:s/></text:span><text:span text:style-name="T106_35">FAIL</text:span></text:p>
      <text:p text:style-name="P107"><text:span text:style-name="T107_1">High</text:span><text:span text:style-name="T107_2">,</text:span><text:span text:style-name="T107_3">High</text:span><text:span text:style-name="T107_4">,</text:span><text:span text:style-name="T107_5">Low</text:span><text:span text:style-name="T107_6">,</text:span><text:span text:style-name="T107_7">Nominal</text:span><text:span text:style-name="T107_8">,</text:span><text:span text:style-name="T107_9">Nominal</text:span><text:span text:style-name="T107_10">,</text:span><text:span text:style-name="T107_11">Nominal</text:span><text:span text:style-name="T107_12">,</text:span><text:span text:style-name="T107_13">High</text:span><text:span text:style-name="T107_14">,</text:span><text:span text:style-name="T107_15">High</text:span><text:span text:style-name="T107_16">,</text:span><text:span text:style-name="T107_17">High</text:span><text:span text:style-name="T107_18">,</text:span><text:span text:style-name="T107_19">Nominal</text:span><text:span text:style-name="T107_20">,</text:span><text:span text:style-name="T107_21">Nominal</text:span><text:span text:style-name="T107_22">,</text:span><text:span text:style-name="T107_23">Nominal</text:span><text:span text:style-name="T107_24">,</text:span><text:span text:style-name="T107_25">High</text:span><text:span text:style-name="T107_26">,</text:span><text:span text:style-name="T107_27">Nominal</text:span><text:span text:style-name="T107_28">,</text:span><text:span text:style-name="T107_29">Nominal</text:span><text:span text:style-name="T107_30">,284.7,973<text:s text:c="25"/><text:tab/>%<text:s text:c="4"/></text:span><text:span text:style-name="T107_31">instance</text:span><text:span text:style-name="T107_32"><text:s/></text:span><text:span text:style-name="T107_33">number</text:span><text:span text:style-name="T107_34">:<text:s text:c="4"/>56<text:s/></text:span><text:span text:style-name="T107_35">Not</text:span><text:span text:style-name="T107_36"><text:s/></text:span><text:span text:style-name="T107_37">needed</text:span><text:span text:style-name="T107_38"><text:s/></text:span><text:span text:style-name="T107_39">to</text:span><text:span text:style-name="T107_40"><text:s/></text:span><text:span text:style-name="T107_41">test</text:span></text:p>
      <text:p text:style-name="P108"><text:span text:style-name="T108_1">Nominal</text:span><text:span text:style-name="T108_2">,</text:span><text:span text:style-name="T108_3">High</text:span><text:span text:style-name="T108_4">,</text:span><text:span text:style-name="T108_5">Low</text:span><text:span text:style-name="T108_6">,</text:span><text:span text:style-name="T108_7">Nominal</text:span><text:span text:style-name="T108_8">,</text:span><text:span text:style-name="T108_9">Nominal</text:span><text:span text:style-name="T108_10">,</text:span><text:span text:style-name="T108_11">High</text:span><text:span text:style-name="T108_12">,</text:span><text:span text:style-name="T108_13">Nominal</text:span><text:span text:style-name="T108_14">,</text:span><text:span text:style-name="T108_15">High</text:span><text:span text:style-name="T108_16">,</text:span><text:span text:style-name="T108_17">High</text:span><text:span text:style-name="T108_18">,</text:span><text:span text:style-name="T108_19">Nominal</text:span><text:span text:style-name="T108_20">,</text:span><text:span text:style-name="T108_21">Nominal</text:span><text:span text:style-name="T108_22">,</text:span><text:span text:style-name="T108_23">Nominal</text:span><text:span text:style-name="T108_24">,</text:span><text:span text:style-name="T108_25">High</text:span><text:span text:style-name="T108_26">,</text:span><text:span text:style-name="T108_27">High</text:span><text:span text:style-name="T108_28">,</text:span><text:span text:style-name="T108_29">Nominal</text:span><text:span text:style-name="T108_30">,282.1,1368<text:s text:c="24"/><text:tab/>%<text:s text:c="4"/></text:span><text:span text:style-name="T108_31">instance</text:span><text:span text:style-name="T108_32"><text:s/></text:span><text:span text:style-name="T108_33">number</text:span><text:span text:style-name="T108_34">:<text:s text:c="4"/>57<text:s/></text:span><text:span text:style-name="T108_35">Not</text:span><text:span text:style-name="T108_36"><text:s/></text:span><text:span text:style-name="T108_37">needed</text:span><text:span text:style-name="T108_38"><text:s/></text:span><text:span text:style-name="T108_39">to</text:span><text:span text:style-name="T108_40"><text:s/></text:span><text:span text:style-name="T108_41">test</text:span></text:p>
      <text:p text:style-name="P109"><text:span text:style-name="T109_1">Nominal</text:span><text:span text:style-name="T109_2">,</text:span><text:span text:style-name="T109_3">High</text:span><text:span text:style-name="T109_4">,</text:span><text:span text:style-name="T109_5">High</text:span><text:span text:style-name="T109_6">,</text:span><text:span text:style-name="T109_7">Very</text:span><text:span text:style-name="T109_8">_</text:span><text:span text:style-name="T109_9">High</text:span><text:span text:style-name="T109_10">,</text:span><text:span text:style-name="T109_11">Nominal</text:span><text:span text:style-name="T109_12">,</text:span><text:span text:style-name="T109_13">Nominal</text:span><text:span text:style-name="T109_14">,</text:span><text:span text:style-name="T109_15">High</text:span><text:span text:style-name="T109_16">,</text:span><text:span text:style-name="T109_17">High</text:span><text:span text:style-name="T109_18">,</text:span><text:span text:style-name="T109_19">High</text:span><text:span text:style-name="T109_20">,</text:span><text:span text:style-name="T109_21">High</text:span><text:span text:style-name="T109_22">,</text:span><text:span text:style-name="T109_23">Nominal</text:span><text:span text:style-name="T109_24">,</text:span><text:span text:style-name="T109_25">High</text:span><text:span text:style-name="T109_26">,</text:span><text:span text:style-name="T109_27">Low</text:span><text:span text:style-name="T109_28">,</text:span><text:span text:style-name="T109_29">Low</text:span><text:span text:style-name="T109_30">,</text:span><text:span text:style-name="T109_31">High</text:span><text:span text:style-name="T109_32">,78,571.4<text:s text:c="34"/><text:tab/>%<text:s text:c="4"/></text:span><text:span text:style-name="T109_33">instance</text:span><text:span text:style-name="T109_34"><text:s/></text:span><text:span text:style-name="T109_35">number</text:span><text:span text:style-name="T109_36">:<text:s text:c="4"/>58<text:s/></text:span><text:span text:style-name="T109_37">Not</text:span><text:span text:style-name="T109_38"><text:s/></text:span><text:span text:style-name="T109_39">needed</text:span><text:span text:style-name="T109_40"><text:s/></text:span><text:span text:style-name="T109_41">to</text:span><text:span text:style-name="T109_42"><text:s/></text:span><text:span text:style-name="T109_43">test</text:span></text:p>
      <text:p text:style-name="P110"><text:span text:style-name="T110_1">Nominal</text:span><text:span text:style-name="T110_2">,</text:span><text:span text:style-name="T110_3">High</text:span><text:span text:style-name="T110_4">,</text:span><text:span text:style-name="T110_5">High</text:span><text:span text:style-name="T110_6">,</text:span><text:span text:style-name="T110_7">Very</text:span><text:span text:style-name="T110_8">_</text:span><text:span text:style-name="T110_9">High</text:span><text:span text:style-name="T110_10">,</text:span><text:span text:style-name="T110_11">Nominal</text:span><text:span text:style-name="T110_12">,</text:span><text:span text:style-name="T110_13">Nominal</text:span><text:span text:style-name="T110_14">,</text:span><text:span text:style-name="T110_15">High</text:span><text:span text:style-name="T110_16">,</text:span><text:span text:style-name="T110_17">High</text:span><text:span text:style-name="T110_18">,</text:span><text:span text:style-name="T110_19">High</text:span><text:span text:style-name="T110_20">,</text:span><text:span text:style-name="T110_21">High</text:span><text:span text:style-name="T110_22">,</text:span><text:span text:style-name="T110_23">Nominal</text:span><text:span text:style-name="T110_24">,</text:span><text:span text:style-name="T110_25">High</text:span><text:span text:style-name="T110_26">,</text:span><text:span text:style-name="T110_27">Low</text:span><text:span text:style-name="T110_28">,</text:span><text:span text:style-name="T110_29">Low</text:span><text:span text:style-name="T110_30">,</text:span><text:span text:style-name="T110_31">High</text:span><text:span text:style-name="T110_32">,11.4,98.8<text:s text:c="33"/><text:tab/>%<text:s text:c="4"/></text:span><text:span text:style-name="T110_33">instance</text:span><text:span text:style-name="T110_34"><text:s/></text:span><text:span text:style-name="T110_35">number</text:span><text:span text:style-name="T110_36">:<text:s text:c="4"/>59<text:s/></text:span><text:span text:style-name="T110_37">Not</text:span><text:span text:style-name="T110_38"><text:s/></text:span><text:span text:style-name="T110_39">needed</text:span><text:span text:style-name="T110_40"><text:s/></text:span><text:span text:style-name="T110_41">to</text:span><text:span text:style-name="T110_42"><text:s/></text:span><text:span text:style-name="T110_43">test</text:span></text:p>
      <text:p text:style-name="P111"><text:span text:style-name="T111_1">Nominal</text:span><text:span text:style-name="T111_2">,</text:span><text:span text:style-name="T111_3">High</text:span><text:span text:style-name="T111_4">,</text:span><text:span text:style-name="T111_5">High</text:span><text:span text:style-name="T111_6">,</text:span><text:span text:style-name="T111_7">Very</text:span><text:span text:style-name="T111_8">_</text:span><text:span text:style-name="T111_9">High</text:span><text:span text:style-name="T111_10">,</text:span><text:span text:style-name="T111_11">Nominal</text:span><text:span text:style-name="T111_12">,</text:span><text:span text:style-name="T111_13">Nominal</text:span><text:span text:style-name="T111_14">,</text:span><text:span text:style-name="T111_15">High</text:span><text:span text:style-name="T111_16">,</text:span><text:span text:style-name="T111_17">High</text:span><text:span text:style-name="T111_18">,</text:span><text:span text:style-name="T111_19">High</text:span><text:span text:style-name="T111_20">,</text:span><text:span text:style-name="T111_21">High</text:span><text:span text:style-name="T111_22">,</text:span><text:span text:style-name="T111_23">Nominal</text:span><text:span text:style-name="T111_24">,</text:span><text:span text:style-name="T111_25">High</text:span><text:span text:style-name="T111_26">,</text:span><text:span text:style-name="T111_27">Low</text:span><text:span text:style-name="T111_28">,</text:span><text:span text:style-name="T111_29">Low</text:span><text:span text:style-name="T111_30">,</text:span><text:span text:style-name="T111_31">High</text:span><text:span text:style-name="T111_32">,19.3,155<text:s text:c="34"/><text:tab/>%<text:s text:c="4"/></text:span><text:span text:style-name="T111_33">instance</text:span><text:span text:style-name="T111_34"><text:s/></text:span><text:span text:style-name="T111_35">number</text:span><text:span text:style-name="T111_36">:<text:s text:c="4"/>60<text:s/></text:span><text:span text:style-name="T111_37">Not</text:span><text:span text:style-name="T111_38"><text:s/></text:span><text:span text:style-name="T111_39">needed</text:span><text:span text:style-name="T111_40"><text:s/></text:span><text:span text:style-name="T111_41">to</text:span><text:span text:style-name="T111_42"><text:s/></text:span><text:span text:style-name="T111_43">tes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